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372.84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416.0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57.39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45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affe Model Layers</text:p>
          </table:table-cell>
          <table:table-cell table:style-name="ce1" office:value-type="string" calcext:value-type="string">
            <text:p>Tensorflow Node</text:p>
          </table:table-cell>
          <table:table-cell table:style-name="ce1" office:value-type="string" calcext:value-type="string">
            <text:p>Suffix</text:p>
          </table:table-cell>
          <table:table-cell table:style-name="ce1" office:value-type="string" calcext:value-type="string">
            <text:p>Weight Node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v0</text:p>
          </table:table-cell>
          <table:table-cell office:value-type="string" calcext:value-type="string">
            <text:p><text:s/>FeatureExtractor/MobilenetV1/Conv2d_0</text:p>
          </table:table-cell>
          <table:table-cell office:value-type="string" calcext:value-type="string">
            <text:p>/weights</text:p>
          </table:table-cell>
          <table:table-cell table:formula="of:=[.B2]&amp;[.C2]" office:value-type="string" office:string-value=" FeatureExtractor/MobilenetV1/Conv2d_0/weights" calcext:value-type="string">
            <text:p><text:s/>FeatureExtractor/MobilenetV1/Conv2d_0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0/relu</text:p>
          </table:table-cell>
          <table:table-cell table:number-columns-repeated="2"/>
          <table:table-cell table:formula="of:=[.B3]&amp;[.C3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/dw</text:p>
          </table:table-cell>
          <table:table-cell office:value-type="string" calcext:value-type="string">
            <text:p><text:s/>FeatureExtractor/MobilenetV1/Conv2d_1_depthwise</text:p>
          </table:table-cell>
          <table:table-cell office:value-type="string" calcext:value-type="string">
            <text:p>/depthwise_weights</text:p>
          </table:table-cell>
          <table:table-cell table:formula="of:=[.B4]&amp;[.C4]" office:value-type="string" office:string-value=" FeatureExtractor/MobilenetV1/Conv2d_1_depthwise/depthwise_weights" calcext:value-type="string">
            <text:p><text:s/>FeatureExtractor/MobilenetV1/Conv2d_1_depthwise/depthwise_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/dw/relu</text:p>
          </table:table-cell>
          <table:table-cell table:number-columns-repeated="2"/>
          <table:table-cell table:formula="of:=[.B5]&amp;[.C5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</text:p>
          </table:table-cell>
          <table:table-cell office:value-type="string" calcext:value-type="string">
            <text:p><text:s/>FeatureExtractor/MobilenetV1/Conv2d_1_pointwise</text:p>
          </table:table-cell>
          <table:table-cell office:value-type="string" calcext:value-type="string">
            <text:p>/weights</text:p>
          </table:table-cell>
          <table:table-cell table:formula="of:=[.B6]&amp;[.C6]" office:value-type="string" office:string-value=" FeatureExtractor/MobilenetV1/Conv2d_1_pointwise/weights" calcext:value-type="string">
            <text:p><text:s/>FeatureExtractor/MobilenetV1/Conv2d_1_pointwise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/relu</text:p>
          </table:table-cell>
          <table:table-cell table:number-columns-repeated="2"/>
          <table:table-cell table:formula="of:=[.B7]&amp;[.C7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2/dw</text:p>
          </table:table-cell>
          <table:table-cell office:value-type="string" calcext:value-type="string">
            <text:p><text:s/>FeatureExtractor/MobilenetV1/Conv2d_2_depthwise</text:p>
          </table:table-cell>
          <table:table-cell office:value-type="string" calcext:value-type="string">
            <text:p>/depthwise_weights</text:p>
          </table:table-cell>
          <table:table-cell table:formula="of:=[.B8]&amp;[.C8]" office:value-type="string" office:string-value=" FeatureExtractor/MobilenetV1/Conv2d_2_depthwise/depthwise_weights" calcext:value-type="string">
            <text:p><text:s/>FeatureExtractor/MobilenetV1/Conv2d_2_depthwise/depthwise_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2/dw/relu</text:p>
          </table:table-cell>
          <table:table-cell table:number-columns-repeated="2"/>
          <table:table-cell table:formula="of:=[.B9]&amp;[.C9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2</text:p>
          </table:table-cell>
          <table:table-cell office:value-type="string" calcext:value-type="string">
            <text:p><text:s/>FeatureExtractor/MobilenetV1/Conv2d_2_pointwise</text:p>
          </table:table-cell>
          <table:table-cell office:value-type="string" calcext:value-type="string">
            <text:p>/weights</text:p>
          </table:table-cell>
          <table:table-cell table:formula="of:=[.B10]&amp;[.C10]" office:value-type="string" office:string-value=" FeatureExtractor/MobilenetV1/Conv2d_2_pointwise/weights" calcext:value-type="string">
            <text:p><text:s/>FeatureExtractor/MobilenetV1/Conv2d_2_pointwise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2/relu</text:p>
          </table:table-cell>
          <table:table-cell table:number-columns-repeated="2"/>
          <table:table-cell table:formula="of:=[.B11]&amp;[.C11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3/dw</text:p>
          </table:table-cell>
          <table:table-cell office:value-type="string" calcext:value-type="string">
            <text:p><text:s/>FeatureExtractor/MobilenetV1/Conv2d_3_depthwise</text:p>
          </table:table-cell>
          <table:table-cell office:value-type="string" calcext:value-type="string">
            <text:p>/depthwise_weights</text:p>
          </table:table-cell>
          <table:table-cell table:formula="of:=[.B12]&amp;[.C12]" office:value-type="string" office:string-value=" FeatureExtractor/MobilenetV1/Conv2d_3_depthwise/depthwise_weights" calcext:value-type="string">
            <text:p><text:s/>FeatureExtractor/MobilenetV1/Conv2d_3_depthwise/depthwise_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3/dw/relu</text:p>
          </table:table-cell>
          <table:table-cell table:number-columns-repeated="2"/>
          <table:table-cell table:formula="of:=[.B13]&amp;[.C13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3</text:p>
          </table:table-cell>
          <table:table-cell office:value-type="string" calcext:value-type="string">
            <text:p><text:s/>FeatureExtractor/MobilenetV1/Conv2d_3_pointwise</text:p>
          </table:table-cell>
          <table:table-cell office:value-type="string" calcext:value-type="string">
            <text:p>/weights</text:p>
          </table:table-cell>
          <table:table-cell table:formula="of:=[.B14]&amp;[.C14]" office:value-type="string" office:string-value=" FeatureExtractor/MobilenetV1/Conv2d_3_pointwise/weights" calcext:value-type="string">
            <text:p><text:s/>FeatureExtractor/MobilenetV1/Conv2d_3_pointwise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3/relu</text:p>
          </table:table-cell>
          <table:table-cell table:number-columns-repeated="2"/>
          <table:table-cell table:formula="of:=[.B15]&amp;[.C15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4/dw</text:p>
          </table:table-cell>
          <table:table-cell office:value-type="string" calcext:value-type="string">
            <text:p><text:s/>FeatureExtractor/MobilenetV1/Conv2d_4_depthwise</text:p>
          </table:table-cell>
          <table:table-cell office:value-type="string" calcext:value-type="string">
            <text:p>/depthwise_weights</text:p>
          </table:table-cell>
          <table:table-cell table:formula="of:=[.B16]&amp;[.C16]" office:value-type="string" office:string-value=" FeatureExtractor/MobilenetV1/Conv2d_4_depthwise/depthwise_weights" calcext:value-type="string">
            <text:p><text:s/>FeatureExtractor/MobilenetV1/Conv2d_4_depthwise/depthwise_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4/dw/relu</text:p>
          </table:table-cell>
          <table:table-cell table:number-columns-repeated="2"/>
          <table:table-cell table:formula="of:=[.B17]&amp;[.C17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4</text:p>
          </table:table-cell>
          <table:table-cell office:value-type="string" calcext:value-type="string">
            <text:p><text:s/>FeatureExtractor/MobilenetV1/Conv2d_4_pointwise</text:p>
          </table:table-cell>
          <table:table-cell office:value-type="string" calcext:value-type="string">
            <text:p>/weights</text:p>
          </table:table-cell>
          <table:table-cell table:formula="of:=[.B18]&amp;[.C18]" office:value-type="string" office:string-value=" FeatureExtractor/MobilenetV1/Conv2d_4_pointwise/weights" calcext:value-type="string">
            <text:p><text:s/>FeatureExtractor/MobilenetV1/Conv2d_4_pointwise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4/relu</text:p>
          </table:table-cell>
          <table:table-cell table:number-columns-repeated="2"/>
          <table:table-cell table:formula="of:=[.B19]&amp;[.C19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5/dw</text:p>
          </table:table-cell>
          <table:table-cell office:value-type="string" calcext:value-type="string">
            <text:p><text:s/>FeatureExtractor/MobilenetV1/Conv2d_5_depthwise</text:p>
          </table:table-cell>
          <table:table-cell office:value-type="string" calcext:value-type="string">
            <text:p>/depthwise_weights</text:p>
          </table:table-cell>
          <table:table-cell table:formula="of:=[.B20]&amp;[.C20]" office:value-type="string" office:string-value=" FeatureExtractor/MobilenetV1/Conv2d_5_depthwise/depthwise_weights" calcext:value-type="string">
            <text:p><text:s/>FeatureExtractor/MobilenetV1/Conv2d_5_depthwise/depthwise_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5/dw/relu</text:p>
          </table:table-cell>
          <table:table-cell table:number-columns-repeated="2"/>
          <table:table-cell table:formula="of:=[.B21]&amp;[.C21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5</text:p>
          </table:table-cell>
          <table:table-cell office:value-type="string" calcext:value-type="string">
            <text:p><text:s/>FeatureExtractor/MobilenetV1/Conv2d_5_pointwise</text:p>
          </table:table-cell>
          <table:table-cell office:value-type="string" calcext:value-type="string">
            <text:p>/weights</text:p>
          </table:table-cell>
          <table:table-cell table:formula="of:=[.B22]&amp;[.C22]" office:value-type="string" office:string-value=" FeatureExtractor/MobilenetV1/Conv2d_5_pointwise/weights" calcext:value-type="string">
            <text:p><text:s/>FeatureExtractor/MobilenetV1/Conv2d_5_pointwise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5/relu</text:p>
          </table:table-cell>
          <table:table-cell table:number-columns-repeated="2"/>
          <table:table-cell table:formula="of:=[.B23]&amp;[.C23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6/dw</text:p>
          </table:table-cell>
          <table:table-cell office:value-type="string" calcext:value-type="string">
            <text:p><text:s/>FeatureExtractor/MobilenetV1/Conv2d_6_depthwise</text:p>
          </table:table-cell>
          <table:table-cell office:value-type="string" calcext:value-type="string">
            <text:p>/depthwise_weights</text:p>
          </table:table-cell>
          <table:table-cell table:formula="of:=[.B24]&amp;[.C24]" office:value-type="string" office:string-value=" FeatureExtractor/MobilenetV1/Conv2d_6_depthwise/depthwise_weights" calcext:value-type="string">
            <text:p><text:s/>FeatureExtractor/MobilenetV1/Conv2d_6_depthwise/depthwise_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6/dw/relu</text:p>
          </table:table-cell>
          <table:table-cell table:number-columns-repeated="2"/>
          <table:table-cell table:formula="of:=[.B25]&amp;[.C25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6</text:p>
          </table:table-cell>
          <table:table-cell office:value-type="string" calcext:value-type="string">
            <text:p><text:s/>FeatureExtractor/MobilenetV1/Conv2d_6_pointwise</text:p>
          </table:table-cell>
          <table:table-cell office:value-type="string" calcext:value-type="string">
            <text:p>/weights</text:p>
          </table:table-cell>
          <table:table-cell table:formula="of:=[.B26]&amp;[.C26]" office:value-type="string" office:string-value=" FeatureExtractor/MobilenetV1/Conv2d_6_pointwise/weights" calcext:value-type="string">
            <text:p><text:s/>FeatureExtractor/MobilenetV1/Conv2d_6_pointwise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6/relu</text:p>
          </table:table-cell>
          <table:table-cell table:number-columns-repeated="2"/>
          <table:table-cell table:formula="of:=[.B27]&amp;[.C27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7/dw</text:p>
          </table:table-cell>
          <table:table-cell office:value-type="string" calcext:value-type="string">
            <text:p><text:s/>FeatureExtractor/MobilenetV1/Conv2d_7_depthwise</text:p>
          </table:table-cell>
          <table:table-cell office:value-type="string" calcext:value-type="string">
            <text:p>/depthwise_weights</text:p>
          </table:table-cell>
          <table:table-cell table:formula="of:=[.B28]&amp;[.C28]" office:value-type="string" office:string-value=" FeatureExtractor/MobilenetV1/Conv2d_7_depthwise/depthwise_weights" calcext:value-type="string">
            <text:p><text:s/>FeatureExtractor/MobilenetV1/Conv2d_7_depthwise/depthwise_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7/dw/relu</text:p>
          </table:table-cell>
          <table:table-cell table:number-columns-repeated="2"/>
          <table:table-cell table:formula="of:=[.B29]&amp;[.C29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7</text:p>
          </table:table-cell>
          <table:table-cell office:value-type="string" calcext:value-type="string">
            <text:p><text:s/>FeatureExtractor/MobilenetV1/Conv2d_7_pointwise</text:p>
          </table:table-cell>
          <table:table-cell office:value-type="string" calcext:value-type="string">
            <text:p>/weights</text:p>
          </table:table-cell>
          <table:table-cell table:formula="of:=[.B30]&amp;[.C30]" office:value-type="string" office:string-value=" FeatureExtractor/MobilenetV1/Conv2d_7_pointwise/weights" calcext:value-type="string">
            <text:p><text:s/>FeatureExtractor/MobilenetV1/Conv2d_7_pointwise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7/relu</text:p>
          </table:table-cell>
          <table:table-cell table:number-columns-repeated="2"/>
          <table:table-cell table:formula="of:=[.B31]&amp;[.C31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8/dw</text:p>
          </table:table-cell>
          <table:table-cell office:value-type="string" calcext:value-type="string">
            <text:p><text:s/>FeatureExtractor/MobilenetV1/Conv2d_8_depthwise</text:p>
          </table:table-cell>
          <table:table-cell office:value-type="string" calcext:value-type="string">
            <text:p>/depthwise_weights</text:p>
          </table:table-cell>
          <table:table-cell table:formula="of:=[.B32]&amp;[.C32]" office:value-type="string" office:string-value=" FeatureExtractor/MobilenetV1/Conv2d_8_depthwise/depthwise_weights" calcext:value-type="string">
            <text:p><text:s/>FeatureExtractor/MobilenetV1/Conv2d_8_depthwise/depthwise_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8/dw/relu</text:p>
          </table:table-cell>
          <table:table-cell table:number-columns-repeated="2"/>
          <table:table-cell table:formula="of:=[.B33]&amp;[.C33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8</text:p>
          </table:table-cell>
          <table:table-cell office:value-type="string" calcext:value-type="string">
            <text:p><text:s/>FeatureExtractor/MobilenetV1/Conv2d_8_pointwise</text:p>
          </table:table-cell>
          <table:table-cell office:value-type="string" calcext:value-type="string">
            <text:p>/weights</text:p>
          </table:table-cell>
          <table:table-cell table:formula="of:=[.B34]&amp;[.C34]" office:value-type="string" office:string-value=" FeatureExtractor/MobilenetV1/Conv2d_8_pointwise/weights" calcext:value-type="string">
            <text:p><text:s/>FeatureExtractor/MobilenetV1/Conv2d_8_pointwise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8/relu</text:p>
          </table:table-cell>
          <table:table-cell table:number-columns-repeated="2"/>
          <table:table-cell table:formula="of:=[.B35]&amp;[.C35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9/dw</text:p>
          </table:table-cell>
          <table:table-cell office:value-type="string" calcext:value-type="string">
            <text:p><text:s/>FeatureExtractor/MobilenetV1/Conv2d_9_depthwise</text:p>
          </table:table-cell>
          <table:table-cell office:value-type="string" calcext:value-type="string">
            <text:p>/depthwise_weights</text:p>
          </table:table-cell>
          <table:table-cell table:formula="of:=[.B36]&amp;[.C36]" office:value-type="string" office:string-value=" FeatureExtractor/MobilenetV1/Conv2d_9_depthwise/depthwise_weights" calcext:value-type="string">
            <text:p><text:s/>FeatureExtractor/MobilenetV1/Conv2d_9_depthwise/depthwise_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9/dw/relu</text:p>
          </table:table-cell>
          <table:table-cell table:number-columns-repeated="2"/>
          <table:table-cell table:formula="of:=[.B37]&amp;[.C37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9</text:p>
          </table:table-cell>
          <table:table-cell office:value-type="string" calcext:value-type="string">
            <text:p><text:s/>FeatureExtractor/MobilenetV1/Conv2d_9_pointwise</text:p>
          </table:table-cell>
          <table:table-cell office:value-type="string" calcext:value-type="string">
            <text:p>/weights</text:p>
          </table:table-cell>
          <table:table-cell table:formula="of:=[.B38]&amp;[.C38]" office:value-type="string" office:string-value=" FeatureExtractor/MobilenetV1/Conv2d_9_pointwise/weights" calcext:value-type="string">
            <text:p><text:s/>FeatureExtractor/MobilenetV1/Conv2d_9_pointwise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9/relu</text:p>
          </table:table-cell>
          <table:table-cell table:number-columns-repeated="2"/>
          <table:table-cell table:formula="of:=[.B39]&amp;[.C39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0/dw</text:p>
          </table:table-cell>
          <table:table-cell office:value-type="string" calcext:value-type="string">
            <text:p><text:s/>FeatureExtractor/MobilenetV1/Conv2d_10_depthwise</text:p>
          </table:table-cell>
          <table:table-cell office:value-type="string" calcext:value-type="string">
            <text:p>/depthwise_weights</text:p>
          </table:table-cell>
          <table:table-cell table:formula="of:=[.B40]&amp;[.C40]" office:value-type="string" office:string-value=" FeatureExtractor/MobilenetV1/Conv2d_10_depthwise/depthwise_weights" calcext:value-type="string">
            <text:p><text:s/>FeatureExtractor/MobilenetV1/Conv2d_10_depthwise/depthwise_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0/dw/relu</text:p>
          </table:table-cell>
          <table:table-cell table:number-columns-repeated="2"/>
          <table:table-cell table:formula="of:=[.B41]&amp;[.C41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0</text:p>
          </table:table-cell>
          <table:table-cell office:value-type="string" calcext:value-type="string">
            <text:p><text:s/>FeatureExtractor/MobilenetV1/Conv2d_10_pointwise</text:p>
          </table:table-cell>
          <table:table-cell office:value-type="string" calcext:value-type="string">
            <text:p>/weights</text:p>
          </table:table-cell>
          <table:table-cell table:formula="of:=[.B42]&amp;[.C42]" office:value-type="string" office:string-value=" FeatureExtractor/MobilenetV1/Conv2d_10_pointwise/weights" calcext:value-type="string">
            <text:p><text:s/>FeatureExtractor/MobilenetV1/Conv2d_10_pointwise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0/relu</text:p>
          </table:table-cell>
          <table:table-cell table:number-columns-repeated="2"/>
          <table:table-cell table:formula="of:=[.B43]&amp;[.C43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1/dw</text:p>
          </table:table-cell>
          <table:table-cell office:value-type="string" calcext:value-type="string">
            <text:p><text:s/>FeatureExtractor/MobilenetV1/Conv2d_11_depthwise</text:p>
          </table:table-cell>
          <table:table-cell office:value-type="string" calcext:value-type="string">
            <text:p>/depthwise_weights</text:p>
          </table:table-cell>
          <table:table-cell table:formula="of:=[.B44]&amp;[.C44]" office:value-type="string" office:string-value=" FeatureExtractor/MobilenetV1/Conv2d_11_depthwise/depthwise_weights" calcext:value-type="string">
            <text:p><text:s/>FeatureExtractor/MobilenetV1/Conv2d_11_depthwise/depthwise_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1/dw/relu</text:p>
          </table:table-cell>
          <table:table-cell table:number-columns-repeated="2"/>
          <table:table-cell table:formula="of:=[.B45]&amp;[.C45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1</text:p>
          </table:table-cell>
          <table:table-cell office:value-type="string" calcext:value-type="string">
            <text:p><text:s/>FeatureExtractor/MobilenetV1/Conv2d_11_pointwise</text:p>
          </table:table-cell>
          <table:table-cell office:value-type="string" calcext:value-type="string">
            <text:p>/weights</text:p>
          </table:table-cell>
          <table:table-cell table:formula="of:=[.B46]&amp;[.C46]" office:value-type="string" office:string-value=" FeatureExtractor/MobilenetV1/Conv2d_11_pointwise/weights" calcext:value-type="string">
            <text:p><text:s/>FeatureExtractor/MobilenetV1/Conv2d_11_pointwise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1/relu</text:p>
          </table:table-cell>
          <table:table-cell table:number-columns-repeated="2"/>
          <table:table-cell table:formula="of:=[.B47]&amp;[.C47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2/dw</text:p>
          </table:table-cell>
          <table:table-cell office:value-type="string" calcext:value-type="string">
            <text:p><text:s/>FeatureExtractor/MobilenetV1/Conv2d_12_depthwise</text:p>
          </table:table-cell>
          <table:table-cell office:value-type="string" calcext:value-type="string">
            <text:p>/depthwise_weights</text:p>
          </table:table-cell>
          <table:table-cell table:formula="of:=[.B48]&amp;[.C48]" office:value-type="string" office:string-value=" FeatureExtractor/MobilenetV1/Conv2d_12_depthwise/depthwise_weights" calcext:value-type="string">
            <text:p><text:s/>FeatureExtractor/MobilenetV1/Conv2d_12_depthwise/depthwise_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2/dw/relu</text:p>
          </table:table-cell>
          <table:table-cell table:number-columns-repeated="2"/>
          <table:table-cell table:formula="of:=[.B49]&amp;[.C49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2</text:p>
          </table:table-cell>
          <table:table-cell office:value-type="string" calcext:value-type="string">
            <text:p><text:s/>FeatureExtractor/MobilenetV1/Conv2d_12_pointwise</text:p>
          </table:table-cell>
          <table:table-cell office:value-type="string" calcext:value-type="string">
            <text:p>/weights</text:p>
          </table:table-cell>
          <table:table-cell table:formula="of:=[.B50]&amp;[.C50]" office:value-type="string" office:string-value=" FeatureExtractor/MobilenetV1/Conv2d_12_pointwise/weights" calcext:value-type="string">
            <text:p><text:s/>FeatureExtractor/MobilenetV1/Conv2d_12_pointwise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2/relu</text:p>
          </table:table-cell>
          <table:table-cell table:number-columns-repeated="2"/>
          <table:table-cell table:formula="of:=[.B51]&amp;[.C51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3/dw</text:p>
          </table:table-cell>
          <table:table-cell office:value-type="string" calcext:value-type="string">
            <text:p><text:s/>FeatureExtractor/MobilenetV1/Conv2d_13_depthwise</text:p>
          </table:table-cell>
          <table:table-cell office:value-type="string" calcext:value-type="string">
            <text:p>/depthwise_weights</text:p>
          </table:table-cell>
          <table:table-cell table:formula="of:=[.B52]&amp;[.C52]" office:value-type="string" office:string-value=" FeatureExtractor/MobilenetV1/Conv2d_13_depthwise/depthwise_weights" calcext:value-type="string">
            <text:p><text:s/>FeatureExtractor/MobilenetV1/Conv2d_13_depthwise/depthwise_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3/dw/relu</text:p>
          </table:table-cell>
          <table:table-cell table:number-columns-repeated="2"/>
          <table:table-cell table:formula="of:=[.B53]&amp;[.C53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3</text:p>
          </table:table-cell>
          <table:table-cell office:value-type="string" calcext:value-type="string">
            <text:p><text:s/>FeatureExtractor/MobilenetV1/Conv2d_13_pointwise</text:p>
          </table:table-cell>
          <table:table-cell office:value-type="string" calcext:value-type="string">
            <text:p>/weights</text:p>
          </table:table-cell>
          <table:table-cell table:formula="of:=[.B54]&amp;[.C54]" office:value-type="string" office:string-value=" FeatureExtractor/MobilenetV1/Conv2d_13_pointwise/weights" calcext:value-type="string">
            <text:p><text:s/>FeatureExtractor/MobilenetV1/Conv2d_13_pointwise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3/relu</text:p>
          </table:table-cell>
          <table:table-cell table:number-columns-repeated="2"/>
          <table:table-cell table:formula="of:=[.B55]&amp;[.C55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4_1</text:p>
          </table:table-cell>
          <table:table-cell office:value-type="string" calcext:value-type="string">
            <text:p>FeatureExtractor/MobilenetV1/Conv2d_13_pointwise_1_Conv2d_2_1x1_256</text:p>
          </table:table-cell>
          <table:table-cell office:value-type="string" calcext:value-type="string">
            <text:p>/weights</text:p>
          </table:table-cell>
          <table:table-cell table:formula="of:=[.B56]&amp;[.C56]" office:value-type="string" office:string-value="FeatureExtractor/MobilenetV1/Conv2d_13_pointwise_1_Conv2d_2_1x1_256/weights" calcext:value-type="string">
            <text:p>FeatureExtractor/MobilenetV1/Conv2d_13_pointwise_1_Conv2d_2_1x1_256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4_1/relu</text:p>
          </table:table-cell>
          <table:table-cell table:number-columns-repeated="2"/>
          <table:table-cell table:formula="of:=[.B57]&amp;[.C57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4_2</text:p>
          </table:table-cell>
          <table:table-cell office:value-type="string" calcext:value-type="string">
            <text:p>FeatureExtractor/MobilenetV1/Conv2d_13_pointwise_2_Conv2d_2_3x3_s2_512</text:p>
          </table:table-cell>
          <table:table-cell office:value-type="string" calcext:value-type="string">
            <text:p>/weights</text:p>
          </table:table-cell>
          <table:table-cell table:formula="of:=[.B58]&amp;[.C58]" office:value-type="string" office:string-value="FeatureExtractor/MobilenetV1/Conv2d_13_pointwise_2_Conv2d_2_3x3_s2_512/weights" calcext:value-type="string">
            <text:p>FeatureExtractor/MobilenetV1/Conv2d_13_pointwise_2_Conv2d_2_3x3_s2_512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4_2/relu</text:p>
          </table:table-cell>
          <table:table-cell table:number-columns-repeated="2"/>
          <table:table-cell table:formula="of:=[.B59]&amp;[.C59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5_1</text:p>
          </table:table-cell>
          <table:table-cell office:value-type="string" calcext:value-type="string">
            <text:p>FeatureExtractor/MobilenetV1/Conv2d_13_pointwise_1_Conv2d_3_1x1_128</text:p>
          </table:table-cell>
          <table:table-cell office:value-type="string" calcext:value-type="string">
            <text:p>/weights</text:p>
          </table:table-cell>
          <table:table-cell table:formula="of:=[.B60]&amp;[.C60]" office:value-type="string" office:string-value="FeatureExtractor/MobilenetV1/Conv2d_13_pointwise_1_Conv2d_3_1x1_128/weights" calcext:value-type="string">
            <text:p>FeatureExtractor/MobilenetV1/Conv2d_13_pointwise_1_Conv2d_3_1x1_128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5_1/relu</text:p>
          </table:table-cell>
          <table:table-cell table:number-columns-repeated="2"/>
          <table:table-cell table:formula="of:=[.B61]&amp;[.C61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5_2</text:p>
          </table:table-cell>
          <table:table-cell office:value-type="string" calcext:value-type="string">
            <text:p>FeatureExtractor/MobilenetV1/Conv2d_13_pointwise_2_Conv2d_3_3x3_s2_256</text:p>
          </table:table-cell>
          <table:table-cell office:value-type="string" calcext:value-type="string">
            <text:p>/weights</text:p>
          </table:table-cell>
          <table:table-cell table:formula="of:=[.B62]&amp;[.C62]" office:value-type="string" office:string-value="FeatureExtractor/MobilenetV1/Conv2d_13_pointwise_2_Conv2d_3_3x3_s2_256/weights" calcext:value-type="string">
            <text:p>FeatureExtractor/MobilenetV1/Conv2d_13_pointwise_2_Conv2d_3_3x3_s2_256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5_2/relu</text:p>
          </table:table-cell>
          <table:table-cell table:number-columns-repeated="2"/>
          <table:table-cell table:formula="of:=[.B63]&amp;[.C63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6_1</text:p>
          </table:table-cell>
          <table:table-cell office:value-type="string" calcext:value-type="string">
            <text:p>FeatureExtractor/MobilenetV1/Conv2d_13_pointwise_1_Conv2d_4_1x1_128</text:p>
          </table:table-cell>
          <table:table-cell office:value-type="string" calcext:value-type="string">
            <text:p>/weights</text:p>
          </table:table-cell>
          <table:table-cell table:formula="of:=[.B64]&amp;[.C64]" office:value-type="string" office:string-value="FeatureExtractor/MobilenetV1/Conv2d_13_pointwise_1_Conv2d_4_1x1_128/weights" calcext:value-type="string">
            <text:p>FeatureExtractor/MobilenetV1/Conv2d_13_pointwise_1_Conv2d_4_1x1_128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6_1/relu</text:p>
          </table:table-cell>
          <table:table-cell table:number-columns-repeated="2"/>
          <table:table-cell table:formula="of:=[.B65]&amp;[.C65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6_2</text:p>
          </table:table-cell>
          <table:table-cell office:value-type="string" calcext:value-type="string">
            <text:p>FeatureExtractor/MobilenetV1/Conv2d_13_pointwise_2_Conv2d_4_3x3_s2_256</text:p>
          </table:table-cell>
          <table:table-cell office:value-type="string" calcext:value-type="string">
            <text:p>/weights</text:p>
          </table:table-cell>
          <table:table-cell table:formula="of:=[.B66]&amp;[.C66]" office:value-type="string" office:string-value="FeatureExtractor/MobilenetV1/Conv2d_13_pointwise_2_Conv2d_4_3x3_s2_256/weights" calcext:value-type="string">
            <text:p>FeatureExtractor/MobilenetV1/Conv2d_13_pointwise_2_Conv2d_4_3x3_s2_256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6_2/relu</text:p>
          </table:table-cell>
          <table:table-cell table:number-columns-repeated="2"/>
          <table:table-cell table:formula="of:=[.B67]&amp;[.C67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7_1</text:p>
          </table:table-cell>
          <table:table-cell office:value-type="string" calcext:value-type="string">
            <text:p>FeatureExtractor/MobilenetV1/Conv2d_13_pointwise_1_Conv2d_5_1x1_64</text:p>
          </table:table-cell>
          <table:table-cell office:value-type="string" calcext:value-type="string">
            <text:p>/weights</text:p>
          </table:table-cell>
          <table:table-cell table:formula="of:=[.B68]&amp;[.C68]" office:value-type="string" office:string-value="FeatureExtractor/MobilenetV1/Conv2d_13_pointwise_1_Conv2d_5_1x1_64/weights" calcext:value-type="string">
            <text:p>FeatureExtractor/MobilenetV1/Conv2d_13_pointwise_1_Conv2d_5_1x1_64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7_1/relu</text:p>
          </table:table-cell>
          <table:table-cell table:number-columns-repeated="2"/>
          <table:table-cell table:formula="of:=[.B69]&amp;[.C69]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7_2</text:p>
          </table:table-cell>
          <table:table-cell office:value-type="string" calcext:value-type="string">
            <text:p>FeatureExtractor/MobilenetV1/Conv2d_13_pointwise_2_Conv2d_5_3x3_s2_128</text:p>
          </table:table-cell>
          <table:table-cell office:value-type="string" calcext:value-type="string">
            <text:p>/weights</text:p>
          </table:table-cell>
          <table:table-cell table:formula="of:=[.B70]&amp;[.C70]" office:value-type="string" office:string-value="FeatureExtractor/MobilenetV1/Conv2d_13_pointwise_2_Conv2d_5_3x3_s2_128/weights" calcext:value-type="string">
            <text:p>FeatureExtractor/MobilenetV1/Conv2d_13_pointwise_2_Conv2d_5_3x3_s2_128/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17_2/rel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1_mbox_l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1_mbox_l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1_mbox_l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1_mbox_c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1_mbox_c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1_mbox_c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1_mbox_p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3_mbox_l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3_mbox_l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3_mbox_l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3_mbox_c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3_mbox_c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3_mbox_c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3_mbox_p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4_2_mbox_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4_2_mbox_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4_2_mbox_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4_2_mbox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4_2_mbox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4_2_mbox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4_2_mbox_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5_2_mbox_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5_2_mbox_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5_2_mbox_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5_2_mbox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5_2_mbox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5_2_mbox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5_2_mbox_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6_2_mbox_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6_2_mbox_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6_2_mbox_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6_2_mbox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6_2_mbox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6_2_mbox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6_2_mbox_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7_2_mbox_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7_2_mbox_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7_2_mbox_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7_2_mbox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7_2_mbox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7_2_mbox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17_2_mbox_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box_l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box_con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box_priorbox</text:p>
          </table:table-cell>
          <table:table-cell table:number-columns-repeated="1023"/>
        </table:table-row>
      </table:table>
      <table:table table:name="v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21" table:default-cell-style-name="Default"/>
        <table:table-row table:style-name="ro1">
          <table:table-cell table:style-name="ce2" office:value-type="string" calcext:value-type="string">
            <text:p>Tensorflow Node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string" calcext:value-type="string">
            <text:p>Weight Node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FeatureExtractor/MobilenetV2/Conv</text:p>
          </table:table-cell>
          <table:table-cell office:value-type="string" calcext:value-type="string">
            <text:p>/weights</text:p>
          </table:table-cell>
          <table:table-cell table:formula="of:=[.A2]&amp;[.B2]" office:value-type="string" office:string-value="FeatureExtractor/MobilenetV2/Conv/weights" calcext:value-type="string">
            <text:p>FeatureExtractor/MobilenetV2/Conv/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expanded_conv</text:p>
          </table:table-cell>
          <table:table-cell office:value-type="string" calcext:value-type="string">
            <text:p>/depthwise_weights</text:p>
          </table:table-cell>
          <table:table-cell table:formula="of:=[.A3]&amp;[.B3]" office:value-type="string" office:string-value="FeatureExtractor/MobilenetV2/expanded_conv/depthwise_weights" calcext:value-type="string">
            <text:p>FeatureExtractor/MobilenetV2/expanded_conv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expanded_conv_1</text:p>
          </table:table-cell>
          <table:table-cell office:value-type="string" calcext:value-type="string">
            <text:p>/depthwise_weights</text:p>
          </table:table-cell>
          <table:table-cell table:formula="of:=[.A4]&amp;[.B4]" office:value-type="string" office:string-value="FeatureExtractor/MobilenetV2/expanded_conv_1/depthwise_weights" calcext:value-type="string">
            <text:p>FeatureExtractor/MobilenetV2/expanded_conv_1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expanded_conv_2</text:p>
          </table:table-cell>
          <table:table-cell office:value-type="string" calcext:value-type="string">
            <text:p>/depthwise_weights</text:p>
          </table:table-cell>
          <table:table-cell table:formula="of:=[.A5]&amp;[.B5]" office:value-type="string" office:string-value="FeatureExtractor/MobilenetV2/expanded_conv_2/depthwise_weights" calcext:value-type="string">
            <text:p>FeatureExtractor/MobilenetV2/expanded_conv_2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expanded_conv_3</text:p>
          </table:table-cell>
          <table:table-cell office:value-type="string" calcext:value-type="string">
            <text:p>/depthwise_weights</text:p>
          </table:table-cell>
          <table:table-cell table:formula="of:=[.A6]&amp;[.B6]" office:value-type="string" office:string-value="FeatureExtractor/MobilenetV2/expanded_conv_3/depthwise_weights" calcext:value-type="string">
            <text:p>FeatureExtractor/MobilenetV2/expanded_conv_3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expanded_conv_4</text:p>
          </table:table-cell>
          <table:table-cell office:value-type="string" calcext:value-type="string">
            <text:p>/depthwise_weights</text:p>
          </table:table-cell>
          <table:table-cell table:formula="of:=[.A7]&amp;[.B7]" office:value-type="string" office:string-value="FeatureExtractor/MobilenetV2/expanded_conv_4/depthwise_weights" calcext:value-type="string">
            <text:p>FeatureExtractor/MobilenetV2/expanded_conv_4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expanded_conv_5</text:p>
          </table:table-cell>
          <table:table-cell office:value-type="string" calcext:value-type="string">
            <text:p>/depthwise_weights</text:p>
          </table:table-cell>
          <table:table-cell table:formula="of:=[.A8]&amp;[.B8]" office:value-type="string" office:string-value="FeatureExtractor/MobilenetV2/expanded_conv_5/depthwise_weights" calcext:value-type="string">
            <text:p>FeatureExtractor/MobilenetV2/expanded_conv_5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expanded_conv_6</text:p>
          </table:table-cell>
          <table:table-cell office:value-type="string" calcext:value-type="string">
            <text:p>/depthwise_weights</text:p>
          </table:table-cell>
          <table:table-cell table:formula="of:=[.A9]&amp;[.B9]" office:value-type="string" office:string-value="FeatureExtractor/MobilenetV2/expanded_conv_6/depthwise_weights" calcext:value-type="string">
            <text:p>FeatureExtractor/MobilenetV2/expanded_conv_6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expanded_conv_7</text:p>
          </table:table-cell>
          <table:table-cell office:value-type="string" calcext:value-type="string">
            <text:p>/depthwise_weights</text:p>
          </table:table-cell>
          <table:table-cell table:formula="of:=[.A10]&amp;[.B10]" office:value-type="string" office:string-value="FeatureExtractor/MobilenetV2/expanded_conv_7/depthwise_weights" calcext:value-type="string">
            <text:p>FeatureExtractor/MobilenetV2/expanded_conv_7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expanded_conv_8</text:p>
          </table:table-cell>
          <table:table-cell office:value-type="string" calcext:value-type="string">
            <text:p>/depthwise_weights</text:p>
          </table:table-cell>
          <table:table-cell table:formula="of:=[.A11]&amp;[.B11]" office:value-type="string" office:string-value="FeatureExtractor/MobilenetV2/expanded_conv_8/depthwise_weights" calcext:value-type="string">
            <text:p>FeatureExtractor/MobilenetV2/expanded_conv_8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expanded_conv_9</text:p>
          </table:table-cell>
          <table:table-cell office:value-type="string" calcext:value-type="string">
            <text:p>/depthwise_weights</text:p>
          </table:table-cell>
          <table:table-cell table:formula="of:=[.A12]&amp;[.B12]" office:value-type="string" office:string-value="FeatureExtractor/MobilenetV2/expanded_conv_9/depthwise_weights" calcext:value-type="string">
            <text:p>FeatureExtractor/MobilenetV2/expanded_conv_9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expanded_conv_10</text:p>
          </table:table-cell>
          <table:table-cell office:value-type="string" calcext:value-type="string">
            <text:p>/depthwise_weights</text:p>
          </table:table-cell>
          <table:table-cell table:formula="of:=[.A13]&amp;[.B13]" office:value-type="string" office:string-value="FeatureExtractor/MobilenetV2/expanded_conv_10/depthwise_weights" calcext:value-type="string">
            <text:p>FeatureExtractor/MobilenetV2/expanded_conv_10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expanded_conv_11</text:p>
          </table:table-cell>
          <table:table-cell office:value-type="string" calcext:value-type="string">
            <text:p>/depthwise_weights</text:p>
          </table:table-cell>
          <table:table-cell table:formula="of:=[.A14]&amp;[.B14]" office:value-type="string" office:string-value="FeatureExtractor/MobilenetV2/expanded_conv_11/depthwise_weights" calcext:value-type="string">
            <text:p>FeatureExtractor/MobilenetV2/expanded_conv_11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expanded_conv_12</text:p>
          </table:table-cell>
          <table:table-cell office:value-type="string" calcext:value-type="string">
            <text:p>/depthwise_weights</text:p>
          </table:table-cell>
          <table:table-cell table:formula="of:=[.A15]&amp;[.B15]" office:value-type="string" office:string-value="FeatureExtractor/MobilenetV2/expanded_conv_12/depthwise_weights" calcext:value-type="string">
            <text:p>FeatureExtractor/MobilenetV2/expanded_conv_12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expanded_conv_13</text:p>
          </table:table-cell>
          <table:table-cell office:value-type="string" calcext:value-type="string">
            <text:p>/depthwise_weights</text:p>
          </table:table-cell>
          <table:table-cell table:formula="of:=[.A16]&amp;[.B16]" office:value-type="string" office:string-value="FeatureExtractor/MobilenetV2/expanded_conv_13/depthwise_weights" calcext:value-type="string">
            <text:p>FeatureExtractor/MobilenetV2/expanded_conv_13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expanded_conv_14</text:p>
          </table:table-cell>
          <table:table-cell office:value-type="string" calcext:value-type="string">
            <text:p>/depthwise_weights</text:p>
          </table:table-cell>
          <table:table-cell table:formula="of:=[.A17]&amp;[.B17]" office:value-type="string" office:string-value="FeatureExtractor/MobilenetV2/expanded_conv_14/depthwise_weights" calcext:value-type="string">
            <text:p>FeatureExtractor/MobilenetV2/expanded_conv_14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expanded_conv_15</text:p>
          </table:table-cell>
          <table:table-cell office:value-type="string" calcext:value-type="string">
            <text:p>/depthwise_weights</text:p>
          </table:table-cell>
          <table:table-cell table:formula="of:=[.A18]&amp;[.B18]" office:value-type="string" office:string-value="FeatureExtractor/MobilenetV2/expanded_conv_15/depthwise_weights" calcext:value-type="string">
            <text:p>FeatureExtractor/MobilenetV2/expanded_conv_15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expanded_conv_16</text:p>
          </table:table-cell>
          <table:table-cell office:value-type="string" calcext:value-type="string">
            <text:p>/depthwise_weights</text:p>
          </table:table-cell>
          <table:table-cell table:formula="of:=[.A19]&amp;[.B19]" office:value-type="string" office:string-value="FeatureExtractor/MobilenetV2/expanded_conv_16/depthwise_weights" calcext:value-type="string">
            <text:p>FeatureExtractor/MobilenetV2/expanded_conv_16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Conv_1</text:p>
          </table:table-cell>
          <table:table-cell office:value-type="string" calcext:value-type="string">
            <text:p>/weights</text:p>
          </table:table-cell>
          <table:table-cell table:formula="of:=[.A20]&amp;[.B20]" office:value-type="string" office:string-value="FeatureExtractor/MobilenetV2/Conv_1/weights" calcext:value-type="string">
            <text:p>FeatureExtractor/MobilenetV2/Conv_1/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layer_19_1_Conv2d_2_1x1_256</text:p>
          </table:table-cell>
          <table:table-cell office:value-type="string" calcext:value-type="string">
            <text:p>/weights</text:p>
          </table:table-cell>
          <table:table-cell table:formula="of:=[.A21]&amp;[.B21]" office:value-type="string" office:string-value="FeatureExtractor/MobilenetV2/layer_19_1_Conv2d_2_1x1_256/weights" calcext:value-type="string">
            <text:p>FeatureExtractor/MobilenetV2/layer_19_1_Conv2d_2_1x1_256/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layer_19_2_Conv2d_2_3x3_s2_512_depthwise</text:p>
          </table:table-cell>
          <table:table-cell office:value-type="string" calcext:value-type="string">
            <text:p>/depthwise_weights</text:p>
          </table:table-cell>
          <table:table-cell table:formula="of:=[.A22]&amp;[.B22]" office:value-type="string" office:string-value="FeatureExtractor/MobilenetV2/layer_19_2_Conv2d_2_3x3_s2_512_depthwise/depthwise_weights" calcext:value-type="string">
            <text:p>FeatureExtractor/MobilenetV2/layer_19_2_Conv2d_2_3x3_s2_512_depthwise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layer_19_2_Conv2d_2_3x3_s2_512</text:p>
          </table:table-cell>
          <table:table-cell office:value-type="string" calcext:value-type="string">
            <text:p>/weights</text:p>
          </table:table-cell>
          <table:table-cell table:formula="of:=[.A23]&amp;[.B23]" office:value-type="string" office:string-value="FeatureExtractor/MobilenetV2/layer_19_2_Conv2d_2_3x3_s2_512/weights" calcext:value-type="string">
            <text:p>FeatureExtractor/MobilenetV2/layer_19_2_Conv2d_2_3x3_s2_512/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layer_19_1_Conv2d_3_1x1_128</text:p>
          </table:table-cell>
          <table:table-cell office:value-type="string" calcext:value-type="string">
            <text:p>/weights</text:p>
          </table:table-cell>
          <table:table-cell table:formula="of:=[.A24]&amp;[.B24]" office:value-type="string" office:string-value="FeatureExtractor/MobilenetV2/layer_19_1_Conv2d_3_1x1_128/weights" calcext:value-type="string">
            <text:p>FeatureExtractor/MobilenetV2/layer_19_1_Conv2d_3_1x1_128/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layer_19_2_Conv2d_3_3x3_s2_256_depthwise</text:p>
          </table:table-cell>
          <table:table-cell office:value-type="string" calcext:value-type="string">
            <text:p>/depthwise_weights</text:p>
          </table:table-cell>
          <table:table-cell table:formula="of:=[.A25]&amp;[.B25]" office:value-type="string" office:string-value="FeatureExtractor/MobilenetV2/layer_19_2_Conv2d_3_3x3_s2_256_depthwise/depthwise_weights" calcext:value-type="string">
            <text:p>FeatureExtractor/MobilenetV2/layer_19_2_Conv2d_3_3x3_s2_256_depthwise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layer_19_2_Conv2d_3_3x3_s2_256</text:p>
          </table:table-cell>
          <table:table-cell office:value-type="string" calcext:value-type="string">
            <text:p>/weights</text:p>
          </table:table-cell>
          <table:table-cell table:formula="of:=[.A26]&amp;[.B26]" office:value-type="string" office:string-value="FeatureExtractor/MobilenetV2/layer_19_2_Conv2d_3_3x3_s2_256/weights" calcext:value-type="string">
            <text:p>FeatureExtractor/MobilenetV2/layer_19_2_Conv2d_3_3x3_s2_256/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layer_19_1_Conv2d_4_1x1_128</text:p>
          </table:table-cell>
          <table:table-cell office:value-type="string" calcext:value-type="string">
            <text:p>/weights</text:p>
          </table:table-cell>
          <table:table-cell table:formula="of:=[.A27]&amp;[.B27]" office:value-type="string" office:string-value="FeatureExtractor/MobilenetV2/layer_19_1_Conv2d_4_1x1_128/weights" calcext:value-type="string">
            <text:p>FeatureExtractor/MobilenetV2/layer_19_1_Conv2d_4_1x1_128/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layer_19_2_Conv2d_4_3x3_s2_256_depthwise</text:p>
          </table:table-cell>
          <table:table-cell office:value-type="string" calcext:value-type="string">
            <text:p>/depthwise_weights</text:p>
          </table:table-cell>
          <table:table-cell table:formula="of:=[.A28]&amp;[.B28]" office:value-type="string" office:string-value="FeatureExtractor/MobilenetV2/layer_19_2_Conv2d_4_3x3_s2_256_depthwise/depthwise_weights" calcext:value-type="string">
            <text:p>FeatureExtractor/MobilenetV2/layer_19_2_Conv2d_4_3x3_s2_256_depthwise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layer_19_2_Conv2d_4_3x3_s2_256</text:p>
          </table:table-cell>
          <table:table-cell office:value-type="string" calcext:value-type="string">
            <text:p>/weights</text:p>
          </table:table-cell>
          <table:table-cell table:formula="of:=[.A29]&amp;[.B29]" office:value-type="string" office:string-value="FeatureExtractor/MobilenetV2/layer_19_2_Conv2d_4_3x3_s2_256/weights" calcext:value-type="string">
            <text:p>FeatureExtractor/MobilenetV2/layer_19_2_Conv2d_4_3x3_s2_256/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layer_19_1_Conv2d_5_1x1_64</text:p>
          </table:table-cell>
          <table:table-cell office:value-type="string" calcext:value-type="string">
            <text:p>/weights</text:p>
          </table:table-cell>
          <table:table-cell table:formula="of:=[.A30]&amp;[.B30]" office:value-type="string" office:string-value="FeatureExtractor/MobilenetV2/layer_19_1_Conv2d_5_1x1_64/weights" calcext:value-type="string">
            <text:p>FeatureExtractor/MobilenetV2/layer_19_1_Conv2d_5_1x1_64/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layer_19_2_Conv2d_5_3x3_s2_128_depthwise</text:p>
          </table:table-cell>
          <table:table-cell office:value-type="string" calcext:value-type="string">
            <text:p>/depthwise_weights</text:p>
          </table:table-cell>
          <table:table-cell table:formula="of:=[.A31]&amp;[.B31]" office:value-type="string" office:string-value="FeatureExtractor/MobilenetV2/layer_19_2_Conv2d_5_3x3_s2_128_depthwise/depthwise_weights" calcext:value-type="string">
            <text:p>FeatureExtractor/MobilenetV2/layer_19_2_Conv2d_5_3x3_s2_128_depthwise/depthwise_we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Extractor/MobilenetV2/layer_19_2_Conv2d_5_3x3_s2_128</text:p>
          </table:table-cell>
          <table:table-cell office:value-type="string" calcext:value-type="string">
            <text:p>/weights</text:p>
          </table:table-cell>
          <table:table-cell table:formula="of:=[.A32]&amp;[.B32]" office:value-type="string" office:string-value="FeatureExtractor/MobilenetV2/layer_19_2_Conv2d_5_3x3_s2_128/weights" calcext:value-type="string">
            <text:p>FeatureExtractor/MobilenetV2/layer_19_2_Conv2d_5_3x3_s2_128/weights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v1.C1:v1.C5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9:49:15.761176849</meta:creation-date>
    <dc:date>2020-11-05T22:23:46.241044380</dc:date>
    <meta:editing-duration>PT34M52S</meta:editing-duration>
    <meta:editing-cycles>3</meta:editing-cycles>
    <meta:generator>LibreOffice/6.0.7.3$Linux_X86_64 LibreOffice_project/00m0$Build-3</meta:generator>
    <meta:document-statistic meta:table-count="2" meta:cell-count="354" meta:object-count="0"/>
  </office:meta>
</office:document-meta>
</file>